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22"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053a2" officeooo:paragraph-rsid="002053a2" style:font-name-complex="arial"/>
    </style:style>
    <style:style style:name="P23"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593f2" officeooo:paragraph-rsid="002593f2" style:font-name-complex="arial"/>
    </style:style>
    <style:style style:name="P24"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593f2" officeooo:paragraph-rsid="002593f2"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7"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28"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30" style:family="paragraph" style:parent-style-name="Texto_5f_Tabela">
      <style:paragraph-properties fo:margin-top="0cm" fo:margin-bottom="0.212cm" loext:contextual-spacing="false" fo:text-align="justify" style:justify-single-word="false" style:writing-mode="lr-tb"/>
    </style:style>
    <style:style style:name="P31"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32"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33"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34"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5"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6"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37"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8"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9" style:family="paragraph" style:parent-style-name="Heading_20_1">
      <style:text-properties style:font-name="arial" officeooo:rsid="0018f5ef" officeooo:paragraph-rsid="0018f5ef" style:font-name-complex="arial"/>
    </style:style>
    <style:style style:name="P40" style:family="paragraph" style:parent-style-name="Heading_20_1">
      <style:paragraph-properties fo:text-align="start" style:justify-single-word="false" fo:break-before="page" style:writing-mode="lr-tb"/>
      <style:text-properties style:font-name="arial" style:font-name-complex="arial"/>
    </style:style>
    <style:style style:name="P41" style:family="paragraph" style:parent-style-name="Heading_20_2">
      <style:text-properties style:font-name="arial"/>
    </style:style>
    <style:style style:name="P42"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43"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4"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5"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7"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8"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9"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50"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51"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P52" style:family="paragraph" style:parent-style-name="Text_20_body_20__28_user_29_" style:list-style-name="L2">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3" style:family="paragraph" style:parent-style-name="Text_20_body_20__28_user_29_" style:list-style-name="L3">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4" style:family="paragraph" style:parent-style-name="Text_20_body_20__28_user_29_" style:list-style-name="L4">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5" style:family="paragraph" style:parent-style-name="Text_20_body_20__28_user_29_" style:list-style-name="L5">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6" style:family="paragraph" style:parent-style-name="Text_20_body_20__28_user_29_" style:list-style-name="L6">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7" style:family="paragraph" style:parent-style-name="Text_20_body_20__28_user_29_" style:list-style-name="L7">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officeooo:rsid="002593f2"/>
    </style:style>
    <style:style style:name="T21" style:family="text">
      <style:text-properties fo:font-variant="normal" fo:text-transform="none" fo:color="#1f2328" fo:font-size="11.3999996185303pt" fo:letter-spacing="normal" fo:font-style="normal" fo:font-weight="bold" style:font-weight-asian="bold" style:font-weight-complex="bold"/>
    </style:style>
    <style:style style:name="T22" style:family="text">
      <style:text-properties fo:font-variant="normal" fo:text-transform="none" fo:color="#1f2328" fo:font-size="11.3999996185303pt" fo:letter-spacing="normal" fo:font-style="normal" fo:font-weight="bold" officeooo:rsid="00273825" style:font-weight-asian="bold" style:font-weight-complex="bold"/>
    </style:style>
    <style:style style:name="T23" style:family="text">
      <style:text-properties fo:font-variant="normal" fo:text-transform="none" fo:color="#1f2328" style:font-name="arial" fo:font-size="11.3999996185303pt" fo:letter-spacing="normal" fo:font-style="normal" fo:font-weight="normal"/>
    </style:style>
    <style:style style:name="T24" style:family="text">
      <style:text-properties fo:font-variant="normal" fo:text-transform="none" fo:color="#1f2328" style:font-name="arial" fo:font-size="11.3999996185303pt" fo:letter-spacing="normal" fo:font-style="norm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31">Identificación del documento</text:p>
            </table:table-cell>
            <table:table-cell table:style-name="Tabla1.B2" table:number-columns-spanned="5" office:value-type="string">
              <text:p text:style-name="P30"><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31">Título del documento</text:p>
            </table:table-cell>
            <table:table-cell table:style-name="Tabla1.B3" table:number-columns-spanned="5" office:value-type="string">
              <text:p text:style-name="P16">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31">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31">Gerente</text:p>
          </table:table-cell>
          <table:table-cell table:style-name="Tabla1.B5" table:number-columns-spanned="5" office:value-type="string">
            <text:p text:style-name="P29"/>
          </table:table-cell>
          <table:covered-table-cell/>
          <table:covered-table-cell/>
          <table:covered-table-cell/>
          <table:covered-table-cell/>
        </table:table-row>
        <table:table-row table:style-name="Tabla1.1">
          <table:table-cell table:style-name="Tabla1.A2" office:value-type="string">
            <text:p text:style-name="P31">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31">Director</text:p>
          </table:table-cell>
          <table:table-cell table:style-name="Tabla1.B7" table:number-columns-spanned="5" office:value-type="string">
            <text:p text:style-name="P18">Federico Martín Lara</text:p>
          </table:table-cell>
          <table:covered-table-cell/>
          <table:covered-table-cell/>
          <table:covered-table-cell/>
          <table:covered-table-cell/>
        </table:table-row>
        <table:table-row table:style-name="Tabla1.1">
          <table:table-cell table:style-name="Tabla1.A2" table:number-rows-spanned="2" office:value-type="string">
            <text:p text:style-name="P31">Responsables</text:p>
          </table:table-cell>
          <table:table-cell table:style-name="Tabla1.A2" table:number-columns-spanned="3" office:value-type="string">
            <text:p text:style-name="P25">Área</text:p>
          </table:table-cell>
          <table:covered-table-cell/>
          <table:covered-table-cell/>
          <table:table-cell table:style-name="Tabla1.E8" table:number-columns-spanned="2" office:value-type="string">
            <text:p text:style-name="P25">Responsable</text:p>
          </table:table-cell>
          <table:covered-table-cell/>
        </table:table-row>
        <table:table-row table:style-name="Tabla1.1">
          <table:covered-table-cell/>
          <table:table-cell table:style-name="Tabla1.B9" table:number-columns-spanned="3" office:value-type="string">
            <text:p text:style-name="P28">Dirección</text:p>
          </table:table-cell>
          <table:covered-table-cell/>
          <table:covered-table-cell/>
          <table:table-cell table:style-name="Tabla1.E9" table:number-columns-spanned="2" office:value-type="string">
            <text:p text:style-name="P19">Federico Martín Lara</text:p>
          </table:table-cell>
          <table:covered-table-cell/>
        </table:table-row>
        <table:table-row table:style-name="Tabla1.10">
          <table:table-cell table:style-name="Tabla1.A2" table:number-rows-spanned="2" office:value-type="string">
            <text:p text:style-name="P31">Control de versionado</text:p>
            <text:p text:style-name="P32"/>
          </table:table-cell>
          <table:table-cell table:style-name="Tabla1.A2" office:value-type="string">
            <text:p text:style-name="P25">Versión</text:p>
          </table:table-cell>
          <table:table-cell table:style-name="Tabla1.A2" office:value-type="string">
            <text:p text:style-name="P25">Fecha</text:p>
          </table:table-cell>
          <table:table-cell table:style-name="Tabla1.A2" table:number-columns-spanned="2" office:value-type="string">
            <text:p text:style-name="P25">Autor</text:p>
          </table:table-cell>
          <table:covered-table-cell/>
          <table:table-cell table:style-name="Tabla1.E8" office:value-type="string">
            <text:p text:style-name="P25">Comentarios</text:p>
          </table:table-cell>
        </table:table-row>
        <table:table-row table:style-name="Tabla1.10">
          <table:covered-table-cell/>
          <table:table-cell table:style-name="Tabla1.B11" office:value-type="string">
            <text:p text:style-name="P18">1.0.<text:span text:style-name="T20">0</text:span></text:p>
          </table:table-cell>
          <table:table-cell table:style-name="Tabla1.C11" office:value-type="string">
            <text:p text:style-name="P18"><text:span text:style-name="T15">1</text:span><text:span text:style-name="T18">1</text:span>/<text:span text:style-name="T15">10</text:span>/202<text:span text:style-name="T15">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6">Versión inicial</text:p>
          </table:table-cell>
        </table:table-row>
        <table:table-row table:style-name="Tabla1.10">
          <table:table-cell table:style-name="Tabla1.A2" office:value-type="string">
            <text:p text:style-name="P33"/>
          </table:table-cell>
          <table:table-cell table:style-name="Tabla1.B12" office:value-type="string">
            <text:p text:style-name="P21">1.<text:span text:style-name="T20">0.</text:span>1</text:p>
          </table:table-cell>
          <table:table-cell table:style-name="Tabla1.C12" office:value-type="string">
            <text:p text:style-name="P21">13/10/2025</text:p>
          </table:table-cell>
          <table:table-cell table:style-name="Tabla1.D12" table:number-columns-spanned="2" office:value-type="string">
            <text:p text:style-name="P22">Federico Martín Lara</text:p>
          </table:table-cell>
          <table:covered-table-cell/>
          <table:table-cell table:style-name="Tabla1.F12" office:value-type="string">
            <text:p text:style-name="P27">- Detalle plan de trabajo <text:span text:style-name="T20">del </text:span>punto 1.</text:p>
          </table:table-cell>
        </table:table-row>
        <table:table-row table:style-name="Tabla1.10">
          <table:table-cell table:style-name="Tabla1.A4" office:value-type="string">
            <text:p text:style-name="P33"/>
          </table:table-cell>
          <table:table-cell table:style-name="Tabla1.B13" office:value-type="string">
            <text:p text:style-name="P23">1.0.2</text:p>
          </table:table-cell>
          <table:table-cell table:style-name="Tabla1.C13" office:value-type="string">
            <text:p text:style-name="P23">16/10/2025</text:p>
          </table:table-cell>
          <table:table-cell table:style-name="Tabla1.D13" table:number-columns-spanned="2" office:value-type="string">
            <text:p text:style-name="P24">Federico Martín Lara</text:p>
          </table:table-cell>
          <table:covered-table-cell/>
          <table:table-cell table:style-name="Tabla1.F13" office:value-type="string">
            <text:p text:style-name="P27">- <text:span text:style-name="T20">Se añade documentación técnica para el plan de trabajo del punto 1.</text:span></text:p>
          </table:table-cell>
        </table:table-row>
      </table:table>
      <text:p text:style-name="P6"/>
      <text:p text:style-name="P6"/>
      <text:p text:style-name="P6"/>
      <text:p text:style-name="P13"/>
      <text:p text:style-name="P34">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1"><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1"><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12"><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12"><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12"><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12"><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12"><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12"><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12"><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4"/>
      <text:p text:style-name="P8"/>
      <text:h text:style-name="P40"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38" text:outline-level="1"><text:bookmark-start text:name="__RefHeading___Toc15_1298068373"/>Documentos de referencia<text:bookmark-end text:name="__RefHeading___Toc15_1298068373"/></text:h>
      <text:p text:style-name="P15"><text:span text:style-name="Internet_20_link"><text:span text:style-name="T4"/></text:span></text:p>
      <text:h text:style-name="P39" text:outline-level="1"><text:bookmark-start text:name="__RefHeading___Toc17_4290312538"/>Plan de trabajo<text:bookmark-end text:name="__RefHeading___Toc17_4290312538"/></text:h>
      <text:p text:style-name="P35">Se enumeran a continuación los <text:span text:style-name="T16">distintos puntos que se van a desarrollar y probar. </text:span><text:span text:style-name="T17">Cada punto tiene su documento asociado.</text:span></text:p>
      <text:p text:style-name="P36">Conforme se vaya completando dicho plan, por cada punto se irá elaborando la correspondiente documentación técnica, de forma que el plan se documente de forma conveniente. En cada plan se establece la documentación técnica resultante.</text:p>
      <text:p text:style-name="P36"><text:span text:style-name="T23">La documentación técnica resultante se encuentra en la carpeta </text:span><text:span text:style-name="T21">/</text:span><text:span text:style-name="T22">Documentacion/</text:span><text:span text:style-name="Strong_20_Emphasis"><text:span text:style-name="T24">04_DOC_TECNICA</text:span></text:span><text:span text:style-name="T23">. Para la correcta interpretación y lectura de la documentación técnica, leer el documento </text:span><text:span text:style-name="Strong_20_Emphasis"><text:span text:style-name="T24">README.md <text:s/></text:span></text:span><text:span text:style-name="T23">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1892727681" text:style-name="L1">
        <text:list-item>
          <text:p text:style-name="P42">Documento del plan: <text:span text:style-name="T19">PL-001_JPA_HIBERNATE</text:span></text:p>
        </text:list-item>
        <text:list-item>
          <text:p text:style-name="P42">Funcionalidades:</text:p>
          <text:list>
            <text:list-item>
              <text:p text:style-name="P43">Conexión a base de datos</text:p>
              <text:list>
                <text:list-item>
                  <text:p text:style-name="P51">Documentación técnica: <text:span text:style-name="T19">CONF-001_DOC_CONFIGURACION_BD</text:span></text:p>
                </text:list-item>
              </text:list>
            </text:list-item>
            <text:list-item>
              <text:p text:style-name="P44">Entidades JPA</text:p>
              <text:list>
                <text:list-item>
                  <text:p text:style-name="P51">Documentación técnica: <text:span text:style-name="T19">DES-001_DOC_DESARROLLO_JPA</text:span></text:p>
                </text:list-item>
              </text:list>
            </text:list-item>
            <text:list-item>
              <text:p text:style-name="P44">Repositorios con Panache </text:p>
            </text:list-item>
          </text:list>
        </text:list-item>
      </text:list>
      <text:h text:style-name="P41" text:outline-level="2"><text:bookmark-start text:name="__RefHeading___Toc32_1949388338"/>. <text:span text:style-name="T16">Seguridad con Keycloak</text:span><text:bookmark-end text:name="__RefHeading___Toc32_1949388338"/></text:h>
      <text:list xml:id="list1114256737" text:style-name="L2">
        <text:list-item>
          <text:p text:style-name="P52">Documento del plan:</text:p>
        </text:list-item>
        <text:list-item>
          <text:p text:style-name="P52">Funcionalidades:</text:p>
          <text:list>
            <text:list-item>
              <text:p text:style-name="P45">Autenticación OAuth2</text:p>
            </text:list-item>
            <text:list-item>
              <text:p text:style-name="P45">Roles y permisos</text:p>
            </text:list-item>
            <text:list-item>
              <text:p text:style-name="P45">SSO (Single Sign-On) </text:p>
            </text:list-item>
          </text:list>
        </text:list-item>
      </text:list>
      <text:h text:style-name="P41" text:outline-level="2"><text:bookmark-start text:name="__RefHeading___Toc34_1949388338"/><text:soft-page-break/>. <text:span text:style-name="T16">Mensajería con JMS</text:span><text:bookmark-end text:name="__RefHeading___Toc34_1949388338"/></text:h>
      <text:list xml:id="list3909067663" text:style-name="L3">
        <text:list-item>
          <text:p text:style-name="P53">Documento del plan:</text:p>
        </text:list-item>
        <text:list-item>
          <text:p text:style-name="P53">Funcionalidades:</text:p>
          <text:list>
            <text:list-item>
              <text:p text:style-name="P46">Colas y Topics</text:p>
            </text:list-item>
            <text:list-item>
              <text:p text:style-name="P46">Mensajes asíncronos</text:p>
            </text:list-item>
            <text:list-item>
              <text:p text:style-name="P46">Integración con MDB </text:p>
            </text:list-item>
          </text:list>
        </text:list-item>
      </text:list>
      <text:h text:style-name="P41" text:outline-level="2"><text:bookmark-start text:name="__RefHeading___Toc36_1949388338"/>. <text:span text:style-name="T16">Caché distribuido con Infinispan</text:span><text:bookmark-end text:name="__RefHeading___Toc36_1949388338"/></text:h>
      <text:list xml:id="list1615308830" text:style-name="L4">
        <text:list-item>
          <text:p text:style-name="P54">Documento del plan:</text:p>
        </text:list-item>
        <text:list-item>
          <text:p text:style-name="P54">Funcionalidades:</text:p>
          <text:list>
            <text:list-item>
              <text:p text:style-name="P47">Cache de segundo nivel</text:p>
            </text:list-item>
            <text:list-item>
              <text:p text:style-name="P47">Sesiones distribuidas</text:p>
            </text:list-item>
            <text:list-item>
              <text:p text:style-name="P47">Datos en cluster </text:p>
            </text:list-item>
          </text:list>
        </text:list-item>
      </text:list>
      <text:h text:style-name="P41" text:outline-level="2"><text:bookmark-start text:name="__RefHeading___Toc38_1949388338"/>. <text:span text:style-name="T16">WebSockets</text:span><text:bookmark-end text:name="__RefHeading___Toc38_1949388338"/></text:h>
      <text:list xml:id="list806929981" text:style-name="L5">
        <text:list-item>
          <text:p text:style-name="P55">Documento del plan:</text:p>
        </text:list-item>
        <text:list-item>
          <text:p text:style-name="P55">Funcionalidades:</text:p>
          <text:list>
            <text:list-item>
              <text:p text:style-name="P48">Comunicación bidireccional</text:p>
            </text:list-item>
            <text:list-item>
              <text:p text:style-name="P48">Aplicaciones en tiempo real</text:p>
            </text:list-item>
            <text:list-item>
              <text:p text:style-name="P48">Notificaciones push </text:p>
            </text:list-item>
          </text:list>
        </text:list-item>
      </text:list>
      <text:h text:style-name="P41" text:outline-level="2"><text:bookmark-start text:name="__RefHeading___Toc40_1949388338"/>. <text:span text:style-name="T16">Batch processing</text:span><text:bookmark-end text:name="__RefHeading___Toc40_1949388338"/></text:h>
      <text:list xml:id="list2427369937" text:style-name="L6">
        <text:list-item>
          <text:p text:style-name="P56">Documento del plan:</text:p>
        </text:list-item>
        <text:list-item>
          <text:p text:style-name="P56">Funcionalidades:</text:p>
          <text:list>
            <text:list-item>
              <text:p text:style-name="P49">Jobs programados</text:p>
            </text:list-item>
            <text:list-item>
              <text:p text:style-name="P49">Procesamiento asíncrono</text:p>
            </text:list-item>
            <text:list-item>
              <text:p text:style-name="P49">JBatch </text:p>
            </text:list-item>
          </text:list>
        </text:list-item>
      </text:list>
      <text:h text:style-name="P41" text:outline-level="2"><text:bookmark-start text:name="__RefHeading___Toc42_1949388338"/>. <text:span text:style-name="T16">Monitoreo y Métricas</text:span><text:bookmark-end text:name="__RefHeading___Toc42_1949388338"/></text:h>
      <text:list xml:id="list2017131368" text:style-name="L7">
        <text:list-item>
          <text:p text:style-name="P57">Documento del plan:</text:p>
        </text:list-item>
        <text:list-item>
          <text:p text:style-name="P57">Funcionalidades:</text:p>
          <text:list>
            <text:list-item>
              <text:p text:style-name="P50">Endpoints de health check</text:p>
            </text:list-item>
            <text:list-item>
              <text:p text:style-name="P50">Métricas de performance</text:p>
            </text:list-item>
            <text:list-item>
              <text:p text:style-name="P50">Integración con Prometheu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1"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style:font-name="Symbol1"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use-window-font-color="true" style:font-name="OpenSymbol"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 fo:font-family="Symbol" style:font-family-generic="roman" style:font-pitch="variable" style:font-charset="x-symbol" fo:font-size="11pt" fo:background-color="#c0c0c0" style:font-size-asian="11pt" style:font-name-complex="Symbol" style:font-family-complex="Symbol" style:font-family-generic-complex="roman" style:font-pitch-complex="variable" style:font-charset-complex="x-symbol" style:font-size-complex="11pt"/>
    </style:style>
    <style:style style:name="WW8Num29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6T20:40:53.559190187</dc:date>
    <meta:print-date>1995-11-21T17:41:00</meta:print-date>
    <meta:editing-cycles>174</meta:editing-cycles>
    <meta:editing-duration>P1DT1H32M13S</meta:editing-duration>
    <meta:generator>LibreOffice/6.4.7.2$Linux_X86_64 LibreOffice_project/40$Build-2</meta:generator>
    <meta:document-statistic meta:table-count="2" meta:image-count="0" meta:object-count="0" meta:page-count="4" meta:paragraph-count="99" meta:word-count="428" meta:character-count="2778" meta:non-whitespace-character-count="2485"/>
  </office:meta>
</office:document-meta>
</file>